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745" officeooo:paragraph-rsid="001a9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45:01.854267706</meta:creation-date>
    <dc:date>2018-11-27T09:45:18.612380261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